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5.159cm"/>
    </style:style>
    <style:style style:name="gr3" style:family="graphic" style:parent-style-name="standard">
      <style:graphic-properties draw:textarea-horizontal-align="justify" draw:textarea-vertical-align="middle" draw:auto-grow-height="false" fo:min-height="2.1cm" fo:min-width="1.85cm"/>
    </style:style>
    <style:style style:name="gr4" style:family="graphic" style:parent-style-name="standard">
      <style:graphic-properties draw:textarea-horizontal-align="justify" draw:textarea-vertical-align="middle" draw:auto-grow-height="false" fo:min-height="0.87cm" fo:min-width="4.458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179cm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3.54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3.05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6.096cm" svg:height="2.032cm" svg:x="2.143cm" svg:y="12.938cm">
          <text:p text:style-name="P1">restart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1.905cm" svg:x="-8.652cm" svg:y="1.88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4.699cm" svg:height="4.699cm" svg:x="7.985cm" svg:y="16.367cm">
          <text:p text:style-name="P1">Is restart == 'y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8.001cm" svg:height="1.905cm" svg:x="-8.652cm" svg:y="20.17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874cm" svg:height="1.778cm" svg:x="-8.398cm" svg:y="5.064cm">
          <text:p text:style-name="P1">In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7.874cm" svg:height="1.778cm" svg:x="-8.779cm" svg:y="7.985cm">
          <text:p text:style-name="P1">Output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2.286cm" svg:height="1.673cm" svg:x="13.065cm" svg:y="17.869cm">
          <draw:text-box>
            <text:p>TRUE</text:p>
            <text:p/>
          </draw:text-box>
        </draw:frame>
        <draw:frame draw:style-name="gr6" draw:text-style-name="P2" draw:layer="layout" svg:width="2.54cm" svg:height="1.429cm" svg:x="10.398cm" svg:y="21.796cm">
          <draw:text-box>
            <text:p>FALSE</text:p>
          </draw:text-box>
        </draw:frame>
        <draw:custom-shape draw:style-name="gr7" draw:text-style-name="P1" xml:id="id2" draw:id="id2" draw:layer="layout" svg:width="5.715cm" svg:height="1.27cm" svg:x="7.477cm" svg:y="3.79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2.032cm" svg:x="-9.16cm" svg:y="13.573cm"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096cm" svg:height="2.032cm" svg:x="2.143cm" svg:y="7.604cm">
          <text:p text:style-name="P1">main(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.001cm" svg:height="1.905cm" svg:x="6.334cm" svg:y="23.73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line-skew="5.087cm" svg:x1="12.684cm" svg:y1="18.717cm" svg:x2="13.192cm" svg:y2="4.429cm" draw:start-shape="id1" draw:start-glue-point="7" draw:end-shape="id2" draw:end-glue-point="10" svg:d="M12684 18717h6096v-14288h-5588" svg:viewBox="0 0 6097 14289">
          <text:p/>
        </draw:connector>
        <draw:connector draw:style-name="gr8" draw:text-style-name="P3" draw:layer="layout" svg:x1="10.334cm" svg:y1="5.064cm" svg:x2="5.191cm" svg:y2="7.604cm" draw:start-shape="id2" draw:start-glue-point="8" draw:end-shape="id3" draw:end-glue-point="0" svg:d="M10334 5064v1271h-5143v1269" svg:viewBox="0 0 5144 2541">
          <text:p/>
        </draw:connector>
        <draw:connector draw:style-name="gr8" draw:text-style-name="P3" draw:layer="layout" svg:x1="5.191cm" svg:y1="9.636cm" svg:x2="5.191cm" svg:y2="12.938cm" draw:start-shape="id3" draw:start-glue-point="2" draw:end-shape="id4" svg:d="M5191 9636v3302" svg:viewBox="0 0 1 3303">
          <text:p/>
        </draw:connector>
        <draw:connector draw:style-name="gr8" draw:text-style-name="P3" draw:layer="layout" svg:x1="5.191cm" svg:y1="14.97cm" svg:x2="7.985cm" svg:y2="18.717cm" draw:start-shape="id4" draw:start-glue-point="2" draw:end-shape="id1" draw:end-glue-point="5" svg:d="M5191 14970v3747h2794" svg:viewBox="0 0 2795 3748">
          <text:p/>
        </draw:connector>
        <draw:connector draw:style-name="gr8" draw:text-style-name="P3" draw:layer="layout" svg:x1="10.335cm" svg:y1="21.066cm" svg:x2="10.334cm" svg:y2="23.733cm" draw:start-shape="id1" draw:start-glue-point="6" draw:end-shape="id5" draw:end-glue-point="4" svg:d="M10335 21066v1333h-1v1334" svg:viewBox="0 0 2 2668">
          <text:p/>
        </draw:connector>
        <draw:frame draw:style-name="gr9" draw:text-style-name="P2" draw:layer="layout" svg:width="9.906cm" svg:height="3.302cm" svg:x="1cm" svg:y="1.254cm">
          <draw:text-box>
            <text:p>Shelby Jordan</text:p>
            <text:p>Project 12 Flow chart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3-07T17:01:45.514000000</dc:date>
    <meta:editing-duration>PT26M51S</meta:editing-duration>
    <meta:editing-cycles>8</meta:editing-cycles>
    <meta:generator>LibreOffice/4.4.2.2$Windows_x86 LibreOffice_project/c4c7d32d0d49397cad38d62472b0bc8acff48dd6</meta:generator>
    <meta:document-statistic meta:object-count="18"/>
  </office:meta>
</office:document-meta>
</file>